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ases 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office:value-type="date" office:date-value="2020-05-18" calcext:value-type="date">
            <text:p>18.05.20</text:p>
          </table:table-cell>
          <table:table-cell office:value-type="float" office:value="484" calcext:value-type="float">
            <text:p>484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485" calcext:value-type="float">
            <text:p>485</text:p>
          </table:table-cell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485" calcext:value-type="float">
            <text:p>485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485" calcext:value-type="float">
            <text:p>485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484" calcext:value-type="float">
            <text:p>484</text:p>
          </table:table-cell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float" office:value="484" calcext:value-type="float">
            <text:p>484</text:p>
          </table:table-cell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484" calcext:value-type="float">
            <text:p>484</text:p>
          </table:table-cell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float" office:value="485" calcext:value-type="float">
            <text:p>485</text:p>
          </table:table-cell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08" calcext:value-type="date">
            <text:p>08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6-09" calcext:value-type="date">
            <text:p>09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12" calcext:value-type="date">
            <text:p>12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15" calcext:value-type="date">
            <text:p>15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17" calcext:value-type="date">
            <text:p>17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18" calcext:value-type="date">
            <text:p>18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22" calcext:value-type="date">
            <text:p>22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23" calcext:value-type="date">
            <text:p>23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24" calcext:value-type="date">
            <text:p>24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6-30" calcext:value-type="date">
            <text:p>30.06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1" calcext:value-type="date">
            <text:p>01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2" calcext:value-type="date">
            <text:p>02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3" calcext:value-type="date">
            <text:p>03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6" calcext:value-type="date">
            <text:p>06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7" calcext:value-type="date">
            <text:p>07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8" calcext:value-type="date">
            <text:p>08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09" calcext:value-type="date">
            <text:p>09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10" calcext:value-type="date">
            <text:p>10.07.20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7-28" calcext:value-type="date">
            <text:p>28.07.20</text:p>
          </table:table-cell>
          <table:table-cell office:value-type="float" office:value="487" calcext:value-type="float">
            <text:p>487</text:p>
          </table:table-cell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8-04" calcext:value-type="date">
            <text:p>04.08.20</text:p>
          </table:table-cell>
          <table:table-cell office:value-type="float" office:value="488" calcext:value-type="float">
            <text:p>488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05" calcext:value-type="date">
            <text:p>05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06" calcext:value-type="date">
            <text:p>06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10" calcext:value-type="date">
            <text:p>10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11" calcext:value-type="date">
            <text:p>11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12" calcext:value-type="date">
            <text:p>12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13" calcext:value-type="date">
            <text:p>13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17" calcext:value-type="date">
            <text:p>17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18" calcext:value-type="date">
            <text:p>18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19" calcext:value-type="date">
            <text:p>19.08.20</text:p>
          </table:table-cell>
          <table:table-cell office:value-type="float" office:value="489" calcext:value-type="float">
            <text:p>489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0" calcext:value-type="date">
            <text:p>20.08.20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4" calcext:value-type="date">
            <text:p>24.08.20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5" calcext:value-type="date">
            <text:p>25.08.20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6" calcext:value-type="date">
            <text:p>26.08.20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7" calcext:value-type="date">
            <text:p>27.08.20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Tabelle1.A1:Tabelle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0-08-27T22:48:18.230459384</meta:creation-date>
    <dc:date>2020-08-28T10:14:22.570872344</dc:date>
    <dc:creator>Thomas Arend</dc:creator>
    <meta:editing-duration>PT11H15M54S</meta:editing-duration>
    <meta:editing-cycles>2</meta:editing-cycles>
    <meta:generator>LibreOffice/6.1.5.2$Linux_X86_64 LibreOffice_project/10$Build-2</meta:generator>
    <meta:document-statistic meta:table-count="1" meta:cell-count="208" meta:object-count="0"/>
  </office:meta>
</office:document-meta>
</file>